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511f" officeooo:paragraph-rsid="0017511f"/>
    </style:style>
    <style:style style:name="P2" style:family="paragraph" style:parent-style-name="Standard">
      <style:paragraph-properties style:line-height-at-least="0.503cm"/>
      <style:text-properties fo:color="#e1e4e8" loext:opacity="100%" style:font-name="Droid Sans Mono" fo:font-size="10.5pt" fo:font-weight="normal" fo:background-color="#24292e"/>
    </style:style>
    <style:style style:name="P3" style:family="paragraph" style:parent-style-name="Standard">
      <style:text-properties fo:font-weight="bold" officeooo:rsid="0017511f" officeooo:paragraph-rsid="0017511f" style:font-weight-asian="bold" style:font-weight-complex="bold"/>
    </style:style>
    <style:style style:name="P4" style:family="paragraph" style:parent-style-name="Standard">
      <style:paragraph-properties fo:text-align="end" style:justify-single-word="false"/>
      <style:text-properties fo:font-size="16pt" fo:font-weight="bold" officeooo:rsid="0017511f" officeooo:paragraph-rsid="0017511f" style:font-size-asian="16pt" style:font-weight-asian="bold" style:font-size-complex="16pt" style:font-weight-complex="bold"/>
    </style:style>
    <style:style style:name="T1" style:family="text">
      <style:text-properties fo:color="#f97583" loext:opacity="100%"/>
    </style:style>
    <style:style style:name="T2" style:family="text">
      <style:text-properties fo:color="#b392f0" loext:opacity="100%"/>
    </style:style>
    <style:style style:name="T3" style:family="text">
      <style:text-properties fo:color="#9ecbff" loext:opacity="100%"/>
    </style:style>
    <style:style style:name="T4" style:family="text">
      <style:text-properties fo:color="#79b8ff" loext:opacity="100%"/>
    </style:style>
    <style:style style:name="T5" style:family="text">
      <style:text-properties fo:color="#ffab70"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U24AI034 | AI Assignment – 03 | Manav Dhamecha </text:p>
      <text:p text:style-name="P1"/>
      <text:p text:style-name="P1"/>
      <text:p text:style-name="P3">1. Implement a Simple Reflex Agent for a vacuum cleaner that can navigate a three-room environment (A, B, and C) and maintain cleanliness. Identify the “rationality” of its actions. How will you define the performance cost? Define the complete Rule Table and store it either in a dictionary/vector/matrix based on the language you implement the vacuum cleaner. Show the simulation output with percept, action, and location. Do you need priorities in the rules?</text:p>
      <text:p text:style-name="P1"/>
      <text:p text:style-name="Standard">import random</text:p>
      <text:p text:style-name="Standard"/>
      <text:p text:style-name="Standard"># Envirenment Side</text:p>
      <text:p text:style-name="Standard">rooms = ["A", "B", "C"]</text:p>
      <text:p text:style-name="Standard"/>
      <text:p text:style-name="Standard">env = {</text:p>
      <text:p text:style-name="Standard">"A": random.randint(0, 1),</text:p>
      <text:p text:style-name="Standard">"B": random.randint(0, 1),</text:p>
      <text:p text:style-name="Standard">"C": random.randint(0, 1)</text:p>
      <text:p text:style-name="Standard">}</text:p>
      <text:p text:style-name="Standard"/>
      <text:p text:style-name="Standard">location = random.choice(rooms)</text:p>
      <text:p text:style-name="Standard">dir = 1</text:p>
      <text:p text:style-name="Standard">percepts = []</text:p>
      <text:p text:style-name="Standard"/>
      <text:p text:style-name="Standard">print("Initial Environment:", env)</text:p>
      <text:p text:style-name="Standard">print("Initial Location:", location)</text:p>
      <text:p text:style-name="Standard">print("\n",end="")</text:p>
      <text:p text:style-name="Standard"/>
      <text:p text:style-name="Standard">for i in range(10):</text:p>
      <text:p text:style-name="Standard">percepts.append((location, env[location]))</text:p>
      <text:p text:style-name="Standard"/>
      <text:p text:style-name="Standard">if env[location] == 1:</text:p>
      <text:p text:style-name="Standard">env[location] = 0</text:p>
      <text:p text:style-name="Standard">else:</text:p>
      <text:p text:style-name="Standard">room_index = rooms.index(location)</text:p>
      <text:p text:style-name="Standard">next_index = room_index + dir</text:p>
      <text:p text:style-name="Standard"/>
      <text:p text:style-name="Standard">if next_index &lt; 0 or next_index &gt; 2:</text:p>
      <text:p text:style-name="Standard">dir *= -1</text:p>
      <text:p text:style-name="Standard">next_index = room_index + dir</text:p>
      <text:p text:style-name="Standard"/>
      <text:p text:style-name="Standard">location = rooms[next_index]</text:p>
      <text:p text:style-name="Standard"/>
      <text:p text:style-name="Standard">print("Generated percepts:")</text:p>
      <text:p text:style-name="Standard">print(percepts)</text:p>
      <text:p text:style-name="Standard">print("\n",end="")</text:p>
      <text:p text:style-name="Standard"/>
      <text:p text:style-name="Standard"># Rule Table</text:p>
      <text:p text:style-name="Standard">rule_table = {</text:p>
      <text:p text:style-name="Standard">("A", 1): "Remove",</text:p>
      <text:p text:style-name="Standard">("A", 0): "Move Right",</text:p>
      <text:p text:style-name="Standard">("B", 1): "Remove",</text:p>
      <text:p text:style-name="Standard"><text:soft-page-break/>("B", 0): "Move Left",</text:p>
      <text:p text:style-name="Standard">("C", 1): "Remove",</text:p>
      <text:p text:style-name="Standard">("C", 0): "Move Left"</text:p>
      <text:p text:style-name="Standard">}</text:p>
      <text:p text:style-name="Standard"/>
      <text:p text:style-name="Standard"># Agent Side</text:p>
      <text:p text:style-name="Standard">total_cost = 0</text:p>
      <text:p text:style-name="Standard">step = 1</text:p>
      <text:p text:style-name="Standard"/>
      <text:p text:style-name="Standard">for room, condition in percepts:</text:p>
      <text:p text:style-name="Standard">state = "Dirty" if condition else "Clean"</text:p>
      <text:p text:style-name="Standard">action = rule_table[(room, condition)]</text:p>
      <text:p text:style-name="Standard"/>
      <text:p text:style-name="Standard">print("Step", step)</text:p>
      <text:p text:style-name="Standard">print("Percept : Room", room, "-", state)</text:p>
      <text:p text:style-name="Standard">print("Action :", action)</text:p>
      <text:p text:style-name="Standard"/>
      <text:p text:style-name="Standard"># clean</text:p>
      <text:p text:style-name="Standard">if action == "Remove":</text:p>
      <text:p text:style-name="Standard">env[room] = 0</text:p>
      <text:p text:style-name="Standard"/>
      <text:p text:style-name="Standard">total_cost += 1</text:p>
      <text:p text:style-name="Standard">print("Cost:", total_cost)</text:p>
      <text:p text:style-name="Standard">print("\n",end="")</text:p>
      <text:p text:style-name="Standard"/>
      <text:p text:style-name="Standard">step += 1</text:p>
      <text:p text:style-name="P2"/>
      <text:p text:style-name="P1"/>
      <text:p text:style-name="P3">2. Design a Simple Reflex Agent for an Indian Railways Level Crossing. The agent must ensure maximum safety for road traffic while minimizing delays for the train, using multi-source sensory input without historical tracking. The environment consists of a double-track railway line intersecting a busy state highway. </text:p>
      <text:p text:style-name="P3"/>
      <text:p text:style-name="P3">The percepts include the following:</text:p>
      <text:p text:style-name="P3">● Track Sensors (Inbound/Outbound): Sensors placed 2km away that detect if a train is currently passing over them. It is either detected or not detected.</text:p>
      <text:p text:style-name="P3">● Obstacle Sensors (Yellow Box): A grid of sensors on the road between the gates to detect “stuck” vehicles (e.g., an auto-rickshaw or buffalo).</text:p>
      <text:p text:style-name="P3">● Manual Emergency Input: A physical lever for the station master. It is either Neutral or Active.</text:p>
      <text:p text:style-name="P3"/>
      <text:p text:style-name="P3">Actuators:</text:p>
      <text:p text:style-name="P3">● Gate Arm: Lower/Raise</text:p>
      <text:p text:style-name="P3">● Hooter/Siren: On/Off</text:p>
      <text:p text:style-name="P3">● Signal to Train: Green (Safe to proceed)/Red (Emergency Stop)</text:p>
      <text:p text:style-name="P3"/>
      <text:p text:style-name="P3">Design the rules set. Show the simulation output with percept, action, and location. Do you need priorities in the rules?</text:p>
      <text:p text:style-name="P1"/>
      <text:p text:style-name="Standard">import random</text:p>
      <text:p text:style-name="Standard"/>
      <text:p text:style-name="Standard"># Environment Side</text:p>
      <text:p text:style-name="Standard"><text:soft-page-break/>percepts = []</text:p>
      <text:p text:style-name="Standard"/>
      <text:p text:style-name="Standard">for i in range(20):</text:p>
      <text:p text:style-name="Standard">train_detect = random.randint(0, 1)</text:p>
      <text:p text:style-name="Standard">obstacle = random.randint(0, 1)</text:p>
      <text:p text:style-name="Standard">emergency = random.choice(["Neutral", "Active"])</text:p>
      <text:p text:style-name="Standard"/>
      <text:p text:style-name="Standard">percepts.append((train_detect, obstacle, emergency))</text:p>
      <text:p text:style-name="Standard"/>
      <text:p text:style-name="Standard">print("Generated percepts:")</text:p>
      <text:p text:style-name="Standard">print(percepts)</text:p>
      <text:p text:style-name="Standard">print("\n",end="")</text:p>
      <text:p text:style-name="Standard"/>
      <text:p text:style-name="Standard"># Rule Tbale</text:p>
      <text:p text:style-name="Standard">rule_table = {</text:p>
      <text:p text:style-name="Standard">(1, 0, "Neutral"): ("Lower", "On", "Red"),</text:p>
      <text:p text:style-name="Standard">(1, 1, "Neutral"): ("Lower", "On", "Red"),</text:p>
      <text:p text:style-name="Standard">(0, 1, "Neutral"): ("Lower", "On", "Red"),</text:p>
      <text:p text:style-name="Standard">(0, 0, "Neutral"): ("Raise", "Off", "Green"),</text:p>
      <text:p text:style-name="Standard"/>
      <text:p text:style-name="Standard">(0, 0, "Active"): ("Lower", "On", "Red"),</text:p>
      <text:p text:style-name="Standard">(1, 0, "Active"): ("Lower", "On", "Red"),</text:p>
      <text:p text:style-name="Standard">(0, 1, "Active"): ("Lower", "On", "Red"),</text:p>
      <text:p text:style-name="Standard">(1, 1, "Active"): ("Lower", "On", "Red")</text:p>
      <text:p text:style-name="Standard">}</text:p>
      <text:p text:style-name="Standard"/>
      <text:p text:style-name="Standard"># Agent Side</text:p>
      <text:p text:style-name="Standard">cost = 0</text:p>
      <text:p text:style-name="Standard">step = 1</text:p>
      <text:p text:style-name="Standard"/>
      <text:p text:style-name="Standard">for percept in percepts:</text:p>
      <text:p text:style-name="Standard">train, obstacle, emergency = percept</text:p>
      <text:p text:style-name="Standard">gate, siren, signal = rule_table[(train, obstacle, emergency)]</text:p>
      <text:p text:style-name="Standard"/>
      <text:p text:style-name="Standard">print("Step", step)</text:p>
      <text:p text:style-name="Standard">print("Percept : Train", train, ", Obstacle", obstacle, ", Emergency", emergency)</text:p>
      <text:p text:style-name="Standard">print("Action : Gate", gate, ", Siren", siren, ", Train Signal", signal)</text:p>
      <text:p text:style-name="Standard"/>
      <text:p text:style-name="Standard">cost += 1</text:p>
      <text:p text:style-name="Standard">print("Cost:", cost)</text:p>
      <text:p text:style-name="Standard">print("\n",end="")</text:p>
      <text:p text:style-name="Standard"/>
      <text:p text:style-name="Standard">step += 1</text:p>
      <text:p text:style-name="Standard"/>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13T11:19:05.550085556</meta:creation-date>
    <meta:print-date>2026-04-13T11:22:07.634323273</meta:print-date>
    <meta:printed-by>PDF files</meta:printed-by>
    <dc:date>2026-04-13T11:58:03.399212991</dc:date>
    <meta:editing-duration>PT28M2S</meta:editing-duration>
    <meta:editing-cycles>1</meta:editing-cycles>
    <meta:document-statistic meta:table-count="0" meta:image-count="0" meta:object-count="0" meta:page-count="3" meta:paragraph-count="100" meta:word-count="546" meta:character-count="3621" meta:non-whitespace-character-count="3172"/>
    <meta:generator>LibreOffice/24.2.7.2$Linux_X86_64 LibreOffice_project/420$Build-2</meta:generator>
  </office:meta>
</office:document-meta>
</file>